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Policepardéfaut" style:family="text">
      <style:text-properties style:font-name="Wingdings" style:font-name-asian="Wingdings" style:font-name-complex="Wingdings"/>
    </style:style>
  </office:automatic-styles>
  <office:body>
    <office:text text:use-soft-page-breaks="true">
      <text:p text:style-name="P1">Rotation du cube beaucoup trop rapide avec glm rotate.<text:line-break/>Le problème venait du fait qu’en utilisant glfwGetTime() pour la rotation et ne remettant pas à l’identité la matrice, la rotation s’appliqué sur toutes les frames passées<text:s/></text:p>
      <text:p text:style-name="Normal">La<text:s/>vraie solution a été d’initialiser les valeurs view et model avant la boucle while en des matrices identités. Ensuite on crée un float rotation, constant si on veut une rotation constante mais on pourrait le modifier à chaque frame</text:p>
      <text:p text:style-name="Normal"><text:a xlink:href="https://glsdk.sourceforge.net/docs/html/classglutil_1_1_matrix_stack.html" office:target-frame-name="_top" xlink:show="replace"><text:span text:style-name="Lienhypertexte">https://glsdk.sourceforge.net/docs/html/classglutil_1_1_matrix_stack.html</text:span></text:a></text:p>
      <text:p text:style-name="Normal"><text:a xlink:href="https://www.appsloveworld.com/cplus/100/600/opengl-rotation-reset" office:target-frame-name="_top" xlink:show="replace"><text:span text:style-name="Lienhypertexte">https://www.appsloveworld.com/cplus/100/600/opengl-rotation-reset</text:span></text:a></text:p>
      <text:p text:style-name="Normal"><text:a xlink:href="https://www.youtube.com/watch?v=xwP2XCtfGv8&amp;ab_channel=SurajSharma" office:target-frame-name="_top" xlink:show="replace"><text:span text:style-name="Lienhypertexte">https://www.youtube.com/watch?v=xwP2XCtfGv8&amp;ab_channel=SurajSharma</text:span></text:a></text:p>
      <text:p text:style-name="Normal">Problème avec les transformations : rotation et transation. En effet actuellement elles dépendent du nombre de frames par seconde et non pas du temps. Donc plus on a de frames, plus les objets vont tourner faire leur transformation de fois par seconde.</text:p>
      <text:p text:style-name="Normal"/>
      <text:p text:style-name="Normal">Lorsqu’on met une texture transparente, les côtés du cube ne sont pas chargés. Dès lors l’effet de transparence est rompu.</text:p>
      <text:p text:style-name="Normal"/>
      <text:p text:style-name="Normal">Modifier des valeurs dans un fichier GLSL (notamment les uniform dans les .frag qui sont utiles pour le post-processing)<text:s/><text:span text:style-name="T2"></text:span><text:s/>Fix il faut bien faire en sorte que la valeur du gamma soit déjà update après le placement des textures sinon les nouvelles textures (glUniform_ command effectuée après celles liées au post-processing) n’auront aucun des effets post-process.b<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ntoine Delenclos</dc:creator>
    <meta:creation-date>2023-01-24T22:32:00Z</meta:creation-date>
    <dc:date>2023-04-07T10:21:00Z</dc:date>
    <meta:template xlink:href="Normal" xlink:type="simple"/>
    <meta:editing-cycles>11</meta:editing-cycles>
    <meta:editing-duration>PT2880S</meta:editing-duration>
    <meta:document-statistic meta:page-count="1" meta:paragraph-count="3" meta:word-count="257" meta:character-count="1673" meta:row-count="11" meta:non-whitespace-character-count="1419"/>
  </office:meta>
</office:document-meta>
</file>